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ransformando la gestión de edificios con</text:span> “Consorcio Digital: Soluciones eficientes para comunidades residenciales en Rio Grande”</text:p>
      <text:p text:style-name="Text_20_body"/>
      <text:p text:style-name="Text_20_body">En la dinámica urbana de Rio Grande, la gestión eficiente de edificios residenciales enfrenta desafíos significativos. La falta de coordinación en reparaciones comunes de servicios como electricidad, agua y gas puede resultar en demoras y complicaciones para los residentes.</text:p>
      <text:p text:style-name="Text_20_body">Consorcio Digital apunta a revolucionar la manera en que los consorcios gestionan y resuelven problemas cotidianos. Nuestra plataforma ofrece una solución integral que facilita la solicitud y ejecución de reparaciones, optimizando la comunicación entre administradores, propietarios y prestadores de servicios.</text:p>
      <text:p text:style-name="Text_20_body"><text:span text:style-name="Strong_20_Emphasis"><text:span text:style-name="T1">Público Objetivo:</text:span></text:span></text:p>
      <text:list xml:id="list3986512161" text:style-name="L1">
        <text:list-item>
          <text:p text:style-name="P4">Administradores de consorcios</text:p>
        </text:list-item>
        <text:list-item>
          <text:p text:style-name="P4">Propietarios de unidades residenciales en edificios de hasta 3 pisos y planta baja</text:p>
        </text:list-item>
        <text:list-item>
          <text:p text:style-name="P1">Prestadores de servicios de electricidad, agua y gas</text:p>
        </text:list-item>
      </text:list>
      <text:p text:style-name="Text_20_body"><text:span text:style-name="Strong_20_Emphasis"><text:span text:style-name="T1">Beneficios:</text:span></text:span></text:p>
      <text:list xml:id="list1865565191" text:style-name="L2">
        <text:list-item>
          <text:p text:style-name="P5"><text:span text:style-name="Strong_20_Emphasis"><text:span text:style-name="T1">Eficiencia Operativa:</text:span></text:span><text:span text:style-name="T1"> Reducción de tiempos de respuesta en solicitudes de reparación.</text:span></text:p>
        </text:list-item>
        <text:list-item>
          <text:p text:style-name="P5"><text:span text:style-name="Strong_20_Emphasis"><text:span text:style-name="T1">Transparencia:</text:span></text:span><text:span text:style-name="T1"> Acceso transparente al estado de las reparaciones y costos asociados.</text:span></text:p>
        </text:list-item>
        <text:list-item>
          <text:p text:style-name="P5"><text:span text:style-name="Strong_20_Emphasis"><text:span text:style-name="T1">Facilidad de Uso:</text:span></text:span><text:span text:style-name="T1"> Interfaz intuitiva tanto para administradores como para residentes.</text:span></text:p>
        </text:list-item>
        <text:list-item>
          <text:p text:style-name="P2"><text:span text:style-name="Strong_20_Emphasis"><text:span text:style-name="T1">Ahorro de Costos:</text:span></text:span><text:span text:style-name="T1"> Optimizaci</text:span>ón en la gestión de recursos y servicios.</text:p>
        </text:list-item>
      </text:list>
      <text:p text:style-name="Text_20_body"><text:span text:style-name="Strong_20_Emphasis"><text:span text:style-name="T1">Impacto en la Comunidad:</text:span></text:span><text:span text:style-name="T1"> </text:span>Consorcio Digital no solo mejora la calidad de vida de los residentes al asegurar un entorno más seguro y funcional, sino que también fortalece la cohesión comunitaria al facilitar una comunicación más fluida y efectiva entre todos los actores involucrados en la gestión del edificio.</text:p>
      <text:p text:style-name="Text_20_body"><text:span text:style-name="Strong_20_Emphasis"><text:span text:style-name="T1">Conclusión:</text:span></text:span><text:span text:style-name="T1"> </text:span>Con Consorcio Digital, estamos transformando la forma en que los edificios residenciales gestionan sus servicios comunes. Nos comprometemos a brindar una plataforma robusta y adaptable que se ajuste a las necesidades específicas de Rio Grande, facilitando una vida urbana más cómoda y segura para tod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1T20:29:01.200000000</meta:creation-date>
    <dc:date>2024-07-01T20:33:58.895000000</dc:date>
    <meta:editing-duration>PT4M57S</meta:editing-duration>
    <meta:editing-cycles>1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4" meta:word-count="268" meta:character-count="1862" meta:non-whitespace-character-count="1615"/>
  </office:meta>
</office:document-meta>
</file>